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textarea-horizontal-align="justify" draw:textarea-vertical-align="middle" draw:auto-grow-height="false" fo:min-height="0.485cm" fo:min-width="3.055cm"/>
    </style:style>
    <style:style style:name="gr2" style:family="graphic" style:parent-style-name="standard">
      <style:graphic-properties draw:stroke="dash" draw:stroke-dash="Fine_20_Dashed" svg:stroke-color="#000000" draw:fill="none" draw:fill-color="#ffffff" draw:textarea-horizontal-align="left" draw:auto-grow-height="true" draw:auto-grow-width="false" fo:min-height="0.556cm" fo:min-width="0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stroke="solid" draw:textarea-horizontal-align="justify" draw:textarea-vertical-align="middle" draw:auto-grow-height="false" fo:min-height="0.475cm" fo:min-width="3.055cm"/>
    </style:style>
    <style:style style:name="gr5" style:family="graphic" style:parent-style-name="standard">
      <style:graphic-properties draw:textarea-vertical-align="top" draw:auto-grow-height="false" fo:min-height="3.662cm" fo:min-width="3.056cm"/>
    </style:style>
    <style:style style:name="gr6" style:family="graphic" style:parent-style-name="standard">
      <style:graphic-properties draw:stroke="dash" draw:stroke-dash="Fine_20_Dashed" draw:textarea-horizontal-align="justify" draw:textarea-vertical-align="middle" draw:auto-grow-height="false" fo:min-height="0.36cm" fo:min-width="2.396cm"/>
    </style:style>
    <style:style style:name="gr7" style:family="graphic" style:parent-style-name="standard">
      <style:graphic-properties draw:stroke="solid" draw:textarea-horizontal-align="justify" draw:textarea-vertical-align="middle" draw:auto-grow-height="false" fo:min-height="0.781cm" fo:min-width="3.055cm"/>
    </style:style>
    <style:style style:name="gr8" style:family="graphic" style:parent-style-name="standard">
      <style:graphic-properties draw:stroke="solid" draw:textarea-horizontal-align="justify" draw:textarea-vertical-align="middle" draw:auto-grow-height="false" fo:min-height="0.411cm" fo:min-width="3.055cm"/>
    </style:style>
    <style:style style:name="gr9" style:family="graphic" style:parent-style-name="standard">
      <style:graphic-properties draw:stroke="none" draw:stroke-dash="Fine_20_Dashed" svg:stroke-color="#000000" draw:fill="none" draw:fill-color="#ffffff" draw:textarea-horizontal-align="left" draw:auto-grow-height="true" draw:auto-grow-width="false" fo:min-height="1.577cm" fo:min-width="0cm"/>
    </style:style>
    <style:style style:name="gr10" style:family="graphic" style:parent-style-name="standard">
      <style:graphic-properties draw:marker-end="" draw:fill="none" draw:textarea-vertical-align="middle" draw:auto-grow-height="false" fo:min-height="1.387cm" fo:min-width="0cm"/>
    </style:style>
    <style:style style:name="gr11" style:family="graphic" style:parent-style-name="standard">
      <style:graphic-properties draw:stroke="dash" draw:stroke-dash="Fine_20_Dashed" svg:stroke-color="#000000" draw:fill="none" draw:fill-color="#ffffff" draw:textarea-horizontal-align="left" draw:auto-grow-height="true" draw:auto-grow-width="false" fo:min-height="0.454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  <style:text-properties fo:font-size="12pt" fo:font-style="italic"/>
    </style:style>
    <style:style style:name="P4" style:family="paragraph">
      <style:text-properties fo:font-size="10pt" style:font-size-asian="10pt" style:font-size-complex="10pt"/>
    </style:style>
    <style:style style:name="P5" style:family="paragraph">
      <loext:graphic-properties draw:fill="none" draw:fill-color="#ffffff"/>
      <style:text-properties fo:font-size="10pt" style:font-size-asian="10pt" style:font-size-complex="10pt"/>
    </style:style>
    <style:style style:name="P6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3.555cm" svg:height="0.735cm" svg:x="0.609cm" svg:y="1.952cm">
          <draw:glue-point draw:id="4" svg:x="-2.74cm" svg:y="-4.609cm"/>
          <draw:glue-point draw:id="5" svg:x="-2.74cm" svg:y="-4.996cm"/>
          <draw:glue-point draw:id="6" svg:x="2.497cm" svg:y="-4.849cm"/>
          <draw:glue-point draw:id="7" svg:x="-2.717cm" svg:y="5.006cm"/>
          <draw:glue-point draw:id="8" svg:x="2.427cm" svg:y="5.006cm"/>
          <text:p text:style-name="P1">Cleaning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xml:id="id1" draw:id="id1" draw:layer="layout" svg:width="3.963cm" svg:height="0.806cm" svg:x="0.096cm" svg:y="0.552cm">
          <draw:text-box>
            <text:p>Input config file</text:p>
          </draw:text-box>
        </draw:frame>
        <draw:custom-shape draw:style-name="gr1" draw:text-style-name="P1" xml:id="id3" draw:id="id3" draw:layer="layout" svg:width="3.555cm" svg:height="0.735cm" svg:x="1.015cm" svg:y="3.298cm">
          <draw:glue-point draw:id="4" svg:x="-2.74cm" svg:y="-4.609cm"/>
          <draw:glue-point draw:id="5" svg:x="-2.74cm" svg:y="-4.996cm"/>
          <draw:glue-point draw:id="6" svg:x="2.497cm" svg:y="-4.849cm"/>
          <draw:glue-point draw:id="7" svg:x="-2.717cm" svg:y="5.006cm"/>
          <draw:glue-point draw:id="8" svg:x="2.427cm" svg:y="5.006cm"/>
          <text:p text:style-name="P1">Filtering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line-skew="-0.084cm" svg:x1="2.077cm" svg:y1="1.358cm" svg:x2="2.386cm" svg:y2="1.952cm" draw:start-shape="id1" draw:start-glue-point="2" draw:end-shape="id2" draw:end-glue-point="0" svg:d="M2077 1358v213h309v381" svg:viewBox="0 0 310 595">
          <text:p/>
        </draw:connector>
        <draw:connector draw:style-name="gr3" draw:text-style-name="P1" draw:layer="layout" draw:line-skew="-0.113cm" svg:x1="1.421cm" svg:y1="2.686cm" svg:x2="1.818cm" svg:y2="3.298cm" draw:start-shape="id2" draw:start-glue-point="7" draw:end-shape="id3" draw:end-glue-point="5" svg:d="M1421 2686v193h397v419" svg:viewBox="0 0 398 613">
          <text:p/>
        </draw:connector>
        <draw:connector draw:style-name="gr3" draw:text-style-name="P1" draw:layer="layout" draw:line-skew="-0.113cm" svg:x1="3.248cm" svg:y1="2.686cm" svg:x2="3.679cm" svg:y2="3.309cm" draw:start-shape="id2" draw:start-glue-point="8" draw:end-shape="id3" draw:end-glue-point="6" svg:d="M3248 2686v193h431v430" svg:viewBox="0 0 432 624">
          <text:p/>
        </draw:connector>
        <draw:custom-shape draw:style-name="gr4" draw:text-style-name="P1" xml:id="id4" draw:id="id4" draw:layer="layout" svg:width="3.555cm" svg:height="0.725cm" svg:x="1.522cm" svg:y="4.605cm">
          <draw:glue-point draw:id="4" svg:x="-2.74cm" svg:y="-4.609cm"/>
          <draw:glue-point draw:id="5" svg:x="-2.74cm" svg:y="-4.996cm"/>
          <draw:glue-point draw:id="6" svg:x="2.497cm" svg:y="-4.849cm"/>
          <draw:glue-point draw:id="7" svg:x="-2.717cm" svg:y="5.006cm"/>
          <draw:glue-point draw:id="8" svg:x="2.427cm" svg:y="5.006cm"/>
          <draw:glue-point draw:id="9" svg:x="5.001cm" svg:y="-3.414cm"/>
          <draw:glue-point draw:id="10" svg:x="5.001cm" svg:y="-1.289cm"/>
          <draw:glue-point draw:id="11" svg:x="5.001cm" svg:y="1.404cm"/>
          <draw:glue-point draw:id="12" svg:x="5.001cm" svg:y="3.496cm"/>
          <text:p text:style-name="P1">Formating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line-skew="-0.08cm" svg:x1="1.827cm" svg:y1="4.032cm" svg:x2="2.325cm" svg:y2="4.605cm" draw:start-shape="id3" draw:start-glue-point="7" draw:end-shape="id4" draw:end-glue-point="5" svg:d="M1827 4032v206h498v367" svg:viewBox="0 0 499 574">
          <text:p/>
        </draw:connector>
        <draw:connector draw:style-name="gr3" draw:text-style-name="P1" draw:layer="layout" draw:line-skew="-0.08cm" svg:x1="3.654cm" svg:y1="4.032cm" svg:x2="4.186cm" svg:y2="4.616cm" draw:start-shape="id3" draw:start-glue-point="8" draw:end-shape="id4" draw:end-glue-point="6" svg:d="M3654 4032v206h532v378" svg:viewBox="0 0 533 585">
          <text:p/>
        </draw:connector>
        <draw:custom-shape draw:style-name="gr5" draw:text-style-name="P1" draw:layer="layout" svg:width="3.556cm" svg:height="3.912cm" svg:x="6.705cm" svg:y="1.422cm">
          <draw:glue-point draw:id="4" svg:x="-2.74cm" svg:y="-4.609cm"/>
          <draw:glue-point draw:id="5" svg:x="-2.74cm" svg:y="-4.996cm"/>
          <draw:glue-point draw:id="6" svg:x="2.497cm" svg:y="-4.849cm"/>
          <draw:glue-point draw:id="7" svg:x="-2.717cm" svg:y="5.006cm"/>
          <draw:glue-point draw:id="8" svg:x="2.427cm" svg:y="5.006cm"/>
          <text:p text:style-name="P1">GWA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xml:id="id5" draw:id="id5" draw:layer="layout" svg:width="2.896cm" svg:height="0.61cm" svg:x="7.059cm" svg:y="2.292cm">
          <text:p text:style-name="P3">GWASpoly</text:p>
          <draw:enhanced-geometry svg:viewBox="0 0 21600 21600" draw:type="rectangle" draw:enhanced-path="M 0 0 L 21600 0 21600 21600 0 21600 0 0 Z N"/>
        </draw:custom-shape>
        <draw:custom-shape draw:style-name="gr6" draw:text-style-name="P3" xml:id="id7" draw:id="id7" draw:layer="layout" svg:width="2.896cm" svg:height="0.61cm" svg:x="7.059cm" svg:y="3.815cm">
          <text:p text:style-name="P3">Plink</text:p>
          <draw:enhanced-geometry svg:viewBox="0 0 21600 21600" draw:type="rectangle" draw:enhanced-path="M 0 0 L 21600 0 21600 21600 0 21600 0 0 Z N"/>
        </draw:custom-shape>
        <draw:custom-shape draw:style-name="gr6" draw:text-style-name="P3" xml:id="id8" draw:id="id8" draw:layer="layout" svg:width="2.896cm" svg:height="0.61cm" svg:x="7.059cm" svg:y="4.577cm">
          <text:p text:style-name="P3">Tassel</text:p>
          <draw:enhanced-geometry svg:viewBox="0 0 21600 21600" draw:type="rectangle" draw:enhanced-path="M 0 0 L 21600 0 21600 21600 0 21600 0 0 Z N"/>
        </draw:custom-shape>
        <draw:custom-shape draw:style-name="gr6" draw:text-style-name="P3" xml:id="id6" draw:id="id6" draw:layer="layout" svg:width="2.896cm" svg:height="0.61cm" svg:x="7.059cm" svg:y="3.054cm">
          <text:p text:style-name="P3">SHEsis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line-skew="-0.782cm" svg:x1="5.076cm" svg:y1="4.72cm" svg:x2="7.059cm" svg:y2="2.597cm" draw:start-shape="id4" draw:start-glue-point="9" draw:end-shape="id5" draw:end-glue-point="3" svg:d="M5076 4720h210v-2123h1773" svg:viewBox="0 0 1984 2124">
          <text:p/>
        </draw:connector>
        <draw:connector draw:style-name="gr3" draw:text-style-name="P1" draw:layer="layout" draw:line-skew="-0.528cm" svg:x1="5.076cm" svg:y1="4.874cm" svg:x2="7.059cm" svg:y2="3.359cm" draw:start-shape="id4" draw:start-glue-point="10" draw:end-shape="id6" draw:end-glue-point="3" svg:d="M5076 4874h464v-1515h1519" svg:viewBox="0 0 1984 1516">
          <text:p/>
        </draw:connector>
        <draw:connector draw:style-name="gr3" draw:text-style-name="P1" draw:layer="layout" draw:line-skew="-0.274cm" svg:x1="5.076cm" svg:y1="5.068cm" svg:x2="7.059cm" svg:y2="4.12cm" draw:start-shape="id4" draw:start-glue-point="11" draw:end-shape="id7" svg:d="M5076 5068h718v-948h1265" svg:viewBox="0 0 1984 949">
          <text:p/>
        </draw:connector>
        <draw:connector draw:style-name="gr3" draw:text-style-name="P1" draw:layer="layout" svg:x1="5.076cm" svg:y1="5.22cm" svg:x2="7.059cm" svg:y2="4.882cm" draw:start-shape="id4" draw:start-glue-point="12" draw:end-shape="id8" svg:d="M5076 5220h992v-338h991" svg:viewBox="0 0 1984 339">
          <text:p/>
        </draw:connector>
        <draw:custom-shape draw:style-name="gr7" draw:text-style-name="P1" xml:id="id9" draw:id="id9" draw:layer="layout" svg:width="3.555cm" svg:height="1.031cm" svg:x="11.919cm" svg:y="1.114cm">
          <draw:glue-point draw:id="4" svg:x="-2.74cm" svg:y="-4.609cm"/>
          <draw:glue-point draw:id="5" svg:x="-2.74cm" svg:y="-4.996cm"/>
          <draw:glue-point draw:id="6" svg:x="2.497cm" svg:y="-4.849cm"/>
          <draw:glue-point draw:id="7" svg:x="-3.493cm" svg:y="5.004cm"/>
          <draw:glue-point draw:id="8" svg:x="3.22cm" svg:y="5.004cm"/>
          <draw:glue-point draw:id="9" svg:x="5.001cm" svg:y="-3.414cm"/>
          <draw:glue-point draw:id="10" svg:x="5.001cm" svg:y="-1.289cm"/>
          <draw:glue-point draw:id="11" svg:x="5.001cm" svg:y="1.404cm"/>
          <draw:glue-point draw:id="12" svg:x="5.001cm" svg:y="3.496cm"/>
          <draw:glue-point draw:id="13" svg:x="-5.004cm" svg:y="-3.86cm"/>
          <draw:glue-point draw:id="14" svg:x="-4.95cm" svg:y="-1.396cm"/>
          <draw:glue-point draw:id="15" svg:x="-5.004cm" svg:y="1.066cm"/>
          <draw:glue-point draw:id="16" svg:x="-4.95cm" svg:y="3.53cm"/>
          <draw:glue-point draw:id="17" svg:x="-0.663cm" svg:y="-0.902cm"/>
          <draw:glue-point draw:id="18" svg:x="-1.35cm" svg:y="5.004cm"/>
          <draw:glue-point draw:id="19" svg:x="1.22cm" svg:y="5.004cm"/>
          <text:p text:style-name="P1">Summarizing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line-skew="-0.467cm" svg:x1="9.955cm" svg:y1="2.597cm" svg:x2="11.919cm" svg:y2="1.232cm" draw:start-shape="id5" draw:start-glue-point="1" draw:end-shape="id9" draw:end-glue-point="13" svg:d="M9955 2597h515v-1365h1449" svg:viewBox="0 0 1965 1366">
          <text:p/>
        </draw:connector>
        <draw:connector draw:style-name="gr3" draw:text-style-name="P1" draw:layer="layout" draw:line-skew="-0.162cm" svg:x1="9.955cm" svg:y1="3.359cm" svg:x2="11.937cm" svg:y2="1.486cm" draw:start-shape="id6" draw:start-glue-point="1" draw:end-shape="id9" draw:end-glue-point="14" svg:d="M9955 3359h820v-1873h1162" svg:viewBox="0 0 1983 1874">
          <text:p/>
        </draw:connector>
        <draw:connector draw:style-name="gr3" draw:text-style-name="P1" draw:layer="layout" draw:line-skew="0.193cm" svg:x1="9.955cm" svg:y1="4.12cm" svg:x2="11.919cm" svg:y2="1.738cm" draw:start-shape="id7" draw:start-glue-point="1" draw:end-shape="id9" draw:end-glue-point="15" svg:d="M9955 4120h1175v-2382h789" svg:viewBox="0 0 1965 2383">
          <text:p/>
        </draw:connector>
        <draw:connector draw:style-name="gr3" draw:text-style-name="P1" draw:layer="layout" draw:line-skew="0.493cm" svg:x1="9.955cm" svg:y1="4.882cm" svg:x2="11.937cm" svg:y2="1.992cm" draw:start-shape="id8" draw:start-glue-point="1" draw:end-shape="id9" draw:end-glue-point="16" svg:d="M9955 4882h1475v-2890h507" svg:viewBox="0 0 1983 2891">
          <text:p/>
        </draw:connector>
        <draw:custom-shape draw:style-name="gr8" draw:text-style-name="P1" xml:id="id10" draw:id="id10" draw:layer="layout" svg:width="3.555cm" svg:height="0.661cm" svg:x="12.293cm" svg:y="2.841cm">
          <draw:glue-point draw:id="4" svg:x="-2.74cm" svg:y="-4.609cm"/>
          <draw:glue-point draw:id="5" svg:x="-3.285cm" svg:y="-4.993cm"/>
          <draw:glue-point draw:id="6" svg:x="3.001cm" svg:y="-4.993cm"/>
          <draw:glue-point draw:id="7" svg:x="-1.17cm" svg:y="5.005cm"/>
          <draw:glue-point draw:id="8" svg:x="2.973cm" svg:y="5.005cm"/>
          <draw:glue-point draw:id="9" svg:x="5.001cm" svg:y="-3.414cm"/>
          <draw:glue-point draw:id="10" svg:x="5.001cm" svg:y="-1.289cm"/>
          <draw:glue-point draw:id="11" svg:x="5.001cm" svg:y="1.404cm"/>
          <draw:glue-point draw:id="12" svg:x="5.001cm" svg:y="3.496cm"/>
          <draw:glue-point draw:id="13" svg:x="-1.428cm" svg:y="-4.993cm"/>
          <draw:glue-point draw:id="14" svg:x="1.288cm" svg:y="-4.993cm"/>
          <draw:glue-point draw:id="15" svg:x="-3.17cm" svg:y="5.005cm"/>
          <draw:glue-point draw:id="16" svg:x="1.26cm" svg:y="5.005cm"/>
          <text:p text:style-name="P1">Reporting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line-skew="-0.101cm" svg:x1="12.455cm" svg:y1="2.144cm" svg:x2="12.903cm" svg:y2="2.841cm" draw:start-shape="id9" draw:start-glue-point="7" draw:end-shape="id10" draw:end-glue-point="5" svg:d="M12455 2144v247h448v450" svg:viewBox="0 0 449 698">
          <text:p/>
        </draw:connector>
        <draw:connector draw:style-name="gr3" draw:text-style-name="P1" draw:layer="layout" draw:line-skew="-0.101cm" svg:x1="13.217cm" svg:y1="2.144cm" svg:x2="13.563cm" svg:y2="2.841cm" draw:start-shape="id9" draw:start-glue-point="18" draw:end-shape="id10" draw:end-glue-point="13" svg:d="M13217 2144v247h346v450" svg:viewBox="0 0 347 698">
          <text:p/>
        </draw:connector>
        <draw:connector draw:style-name="gr3" draw:text-style-name="P1" draw:layer="layout" draw:line-skew="-0.101cm" svg:x1="14.129cm" svg:y1="2.144cm" svg:x2="14.527cm" svg:y2="2.841cm" draw:start-shape="id9" draw:start-glue-point="19" draw:end-shape="id10" draw:end-glue-point="14" svg:d="M14129 2144v247h398v450" svg:viewBox="0 0 399 698">
          <text:p/>
        </draw:connector>
        <draw:connector draw:style-name="gr3" draw:text-style-name="P1" draw:layer="layout" draw:line-skew="-0.101cm" svg:x1="14.84cm" svg:y1="2.144cm" svg:x2="15.136cm" svg:y2="2.841cm" draw:start-shape="id9" draw:start-glue-point="8" draw:end-shape="id10" draw:end-glue-point="6" svg:d="M14840 2144v247h296v450" svg:viewBox="0 0 297 698">
          <text:p/>
        </draw:connector>
        <draw:frame draw:style-name="gr9" draw:text-style-name="P5" draw:layer="layout" svg:width="2.438cm" svg:height="1.827cm" svg:x="4.229cm" svg:y="-0.003cm">
          <draw:text-box>
            <text:p text:style-name="P4">Genotype</text:p>
            <text:p text:style-name="P4">Phenotype</text:p>
            <text:p text:style-name="P4">GWAS type</text:p>
            <text:p text:style-name="P4">Filters</text:p>
          </draw:text-box>
        </draw:frame>
        <draw:custom-shape draw:style-name="gr10" draw:text-style-name="P6" draw:layer="layout" svg:width="0.457cm" svg:height="1.727cm" svg:x="4.068cm" svg:y="0.041cm">
          <text:p/>
          <draw:enhanced-geometry svg:viewBox="0 0 21600 21600" draw:glue-points="21600 0 0 10800 21600 21600" draw:text-areas="13800 ?f9 21600 ?f10" draw:mirror-horizontal="false" draw:mirror-vertical="false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9" draw:text-style-name="P5" draw:layer="layout" svg:width="3.144cm" svg:height="1.827cm" svg:x="16.414cm" svg:y="3.735cm">
          <draw:text-box>
            <text:p text:style-name="P4">Score tables</text:p>
            <text:p text:style-name="P4">Marker chart</text:p>
            <text:p text:style-name="P4">Manhattan plots</text:p>
            <text:p text:style-name="P4">SNPs profiles</text:p>
          </draw:text-box>
        </draw:frame>
        <draw:custom-shape draw:style-name="gr10" draw:text-style-name="P6" draw:layer="layout" svg:width="0.457cm" svg:height="1.727cm" svg:x="16.253cm" svg:y="3.757cm">
          <text:p/>
          <draw:enhanced-geometry svg:viewBox="0 0 21600 21600" draw:glue-points="21600 0 0 10800 21600 21600" draw:text-areas="13800 ?f9 21600 ?f10" draw:mirror-horizontal="false" draw:mirror-vertical="false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1" draw:text-style-name="P2" xml:id="id11" draw:id="id11" draw:layer="layout" svg:width="3.252cm" svg:height="0.806cm" svg:x="12.85cm" svg:y="4.22cm">
          <draw:text-box>
            <text:p>Output files</text:p>
          </draw:text-box>
        </draw:frame>
        <draw:connector draw:style-name="gr3" draw:text-style-name="P1" draw:layer="layout" svg:x1="14.07cm" svg:y1="3.502cm" svg:x2="14.476cm" svg:y2="4.22cm" draw:start-shape="id10" draw:start-glue-point="2" draw:end-shape="id11" draw:end-glue-point="0" svg:d="M14070 3502v359h406v359" svg:viewBox="0 0 407 71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Symmetric_20_Arrow" draw:display-name="Symmetric Arrow" svg:viewBox="0 0 1131 902" svg:d="M564 0l-564 902h1131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="Arrow_20_concave" draw:marker-end-width="0.2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4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color="#000000" draw:marker-start="Arrow_20_concave" draw:marker-end="Symmetric_20_Arrow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9.558cm" fo:page-height="5.58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01T10:44:52.940931162</meta:creation-date>
    <dc:date>2020-02-01T13:08:20.067954104</dc:date>
    <meta:editing-duration>PT1H21M8S</meta:editing-duration>
    <meta:editing-cycles>19</meta:editing-cycles>
    <meta:generator>LibreOffice/6.0.7.3$Linux_X86_64 LibreOffice_project/00m0$Build-3</meta:generator>
    <meta:document-statistic meta:object-count="34"/>
  </office:meta>
</office:document-meta>
</file>